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88mm"/>
    </style:style>
    <style:style style:name="co2" style:family="table-column">
      <style:table-column-properties fo:break-before="auto" style:column-width="97.61mm"/>
    </style:style>
    <style:style style:name="co3" style:family="table-column">
      <style:table-column-properties fo:break-before="auto" style:column-width="56.3mm"/>
    </style:style>
    <style:style style:name="co4" style:family="table-column">
      <style:table-column-properties fo:break-before="auto" style:column-width="239.57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d0cece" style:rotation-align="none"/>
    </style:style>
    <style:style style:name="ce4" style:family="table-cell" style:parent-style-name="Default">
      <style:table-cell-properties fo:background-color="#f2f2f2"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1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font-name="Liberation Sans" fo:font-size="10pt" style:font-name-asian="Noto Sans CJK SC Regular" style:font-size-asian="10pt" style:font-name-complex="FreeSans" style:font-size-complex="10pt"/>
    </style:style>
    <style:style style:name="ce1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font-name="Liberation Sans" fo:font-size="10pt" style:font-name-asian="Noto Sans CJK SC Regular" style:font-size-asian="10pt" style:font-name-complex="FreeSans" style:font-size-complex="10pt"/>
    </style:style>
    <style:style style:name="ce1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" style:family="text">
      <style:text-properties style:font-name-asian="Noto Sans CJK SC Regular" style:font-name-complex="FreeSans" style:font-size-asian="10pt" style:font-size-complex="10pt"/>
    </style:style>
    <style:style style:name="T2" style:family="text">
      <style:text-properties style:text-underline-style="none" style:text-underline-color="font-color" style:font-name-asian="Noto Sans CJK SC Regular" style:font-name-complex="FreeSan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1" table:number-columns-repeated="1019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NAME OF COMPONENT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LINK</text:p>
          </table:table-cell>
          <table:table-cell table:style-name="ce17" table:number-columns-repeated="1019"/>
          <table:table-cell/>
        </table:table-row>
        <table:table-row table:style-name="ro2">
          <table:table-cell/>
          <table:table-cell office:value-type="string" calcext:value-type="string">
            <text:p>Led</text:p>
          </table:table-cell>
          <table:table-cell table:style-name="ce7" office:value-type="string" calcext:value-type="string">
            <text:p>Mouser</text:p>
          </table:table-cell>
          <table:table-cell table:style-name="ce2"/>
          <table:table-cell table:style-name="Default" table:number-columns-repeated="1019"/>
          <table:table-cell/>
        </table:table-row>
        <table:table-row table:style-name="ro2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Element14</text:p>
          </table:table-cell>
          <table:table-cell table:style-name="ce2"/>
          <table:table-cell table:style-name="Default" table:number-columns-repeated="1019"/>
          <table:table-cell/>
        </table:table-row>
        <table:table-row table:style-name="ro2">
          <table:table-cell/>
          <table:table-cell office:value-type="string" calcext:value-type="string">
            <text:p>Fuse holder</text:p>
          </table:table-cell>
          <table:table-cell table:style-name="ce9" office:value-type="string" calcext:value-type="string">
            <text:p>Mouser</text:p>
          </table:table-cell>
          <table:table-cell table:style-name="ce2"/>
          <table:table-cell table:style-name="Default" table:number-columns-repeated="1019"/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mini lock_1x2_header</text:p>
          </table:table-cell>
          <table:table-cell table:style-name="ce9" office:value-type="string" calcext:value-type="string">
            <text:p>Mouser</text:p>
          </table:table-cell>
          <table:table-cell table:style-name="ce11" office:value-type="string" calcext:value-type="string">
            <text:p><text:span text:style-name="T1"><text:a xlink:href="https://www.mouser.in/ProductDetail/Molex/53375-0210?qs=%2Fha2pyFaduhTX0QuSjXqytuVW9chdbxOKBn9FGTlcRI%3D" xlink:type="simple">https://www.mouser.in/ProductDetail/Molex/53375-0210?qs=%2Fha2pyFaduhTX0QuSjXqytuVW9chdbxOKBn9FGTlcRI%3D</text:a></text:span></text:p>
          </table:table-cell>
          <table:table-cell table:style-name="ce3" table:number-columns-repeated="1019"/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mini lock_1x2_female</text:p>
          </table:table-cell>
          <table:table-cell table:style-name="ce9" office:value-type="string" calcext:value-type="string">
            <text:p>Mouser</text:p>
          </table:table-cell>
          <table:table-cell table:style-name="ce12" office:value-type="string" calcext:value-type="string">
            <text:p><text:span text:style-name="T2"><text:a xlink:href="https://www.mouser.in/ProductDetail/Molex/51103-0200?qs=%2Fha2pyFaduhklpM0a5YpWcx71jc%2FwHsOk6xu9DIY60M%3D" xlink:type="simple">https://www.mouser.in/ProductDetail/Molex/51103-0200?qs=%2Fha2pyFaduhklpM0a5YpWcx71jc%2FwHsOk6xu9DIY60M%3D</text:a></text:span></text:p>
          </table:table-cell>
          <table:table-cell table:style-name="Default" table:number-columns-repeated="1019"/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mini lock_1x3_header</text:p>
          </table:table-cell>
          <table:table-cell table:style-name="ce9" office:value-type="string" calcext:value-type="string">
            <text:p>Mouser</text:p>
          </table:table-cell>
          <table:table-cell table:style-name="ce12" office:value-type="string" calcext:value-type="string">
            <text:p><text:span text:style-name="T2"><text:a xlink:href="https://www.mouser.in/ProductDetail/Molex/53375-0310?qs=%2Fha2pyFaduj8LMg5DZpl5NdoAtEepxHp01RyHjQTwa4%3D" xlink:type="simple">https://www.mouser.in/ProductDetail/Molex/53375-0310?qs=%2Fha2pyFaduj8LMg5DZpl5NdoAtEepxHp01RyHjQTwa4%3D</text:a></text:span></text:p>
          </table:table-cell>
          <table:table-cell table:style-name="ce4" table:number-columns-repeated="1019"/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mini lock_1x3_female</text:p>
          </table:table-cell>
          <table:table-cell table:style-name="ce9" office:value-type="string" calcext:value-type="string">
            <text:p>Mouser</text:p>
          </table:table-cell>
          <table:table-cell table:style-name="ce12" office:value-type="string" calcext:value-type="string">
            <text:p><text:span text:style-name="T2"><text:a xlink:href="https://www.mouser.in/ProductDetail/Molex/51103-0300?qs=%2Fha2pyFaduig5VacH%252BgKVOkzbj7vCwX%2Fi0MYEFcOYlM%3D" xlink:type="simple">https://www.mouser.in/ProductDetail/Molex/51103-0300?qs=%2Fha2pyFaduig5VacH%252BgKVOkzbj7vCwX%2Fi0MYEFcOYlM%3D</text:a></text:span></text:p>
          </table:table-cell>
          <table:table-cell table:style-name="ce4" table:number-columns-repeated="1019"/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mini lock_1x4_header</text:p>
          </table:table-cell>
          <table:table-cell table:style-name="ce9" office:value-type="string" calcext:value-type="string">
            <text:p>Mouser</text:p>
          </table:table-cell>
          <table:table-cell table:style-name="ce11" office:value-type="string" calcext:value-type="string">
            <text:p><text:span text:style-name="T1"><text:a xlink:href="https://www.mouser.in/ProductDetail/Molex/53375-0410?qs=%2Fha2pyFadui59AxTyt08qbSsxnAZmrJapuwk7Ag43n8%3D" xlink:type="simple">https://www.mouser.in/ProductDetail/Molex/53375-0410?qs=%2Fha2pyFadui59AxTyt08qbSsxnAZmrJapuwk7Ag43n8%3D</text:a></text:span></text:p>
          </table:table-cell>
          <table:table-cell table:style-name="ce3" table:number-columns-repeated="1019"/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mini lock_1x4_female</text:p>
          </table:table-cell>
          <table:table-cell table:style-name="ce9" office:value-type="string" calcext:value-type="string">
            <text:p>Mouser</text:p>
          </table:table-cell>
          <table:table-cell table:style-name="ce12" office:value-type="string" calcext:value-type="string">
            <text:p><text:span text:style-name="T2"><text:a xlink:href="https://www.mouser.in/ProductDetail/Molex/51103-0400?qs=%2Fha2pyFaduilz6oM8QrIiQarkMT11dQgl7zWb0y3ONg%3D" xlink:type="simple">https://www.mouser.in/ProductDetail/Molex/51103-0400?qs=%2Fha2pyFaduilz6oM8QrIiQarkMT11dQgl7zWb0y3ONg%3D</text:a></text:span></text:p>
          </table:table-cell>
          <table:table-cell table:style-name="Default" table:number-columns-repeated="1019"/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mini lock_female_crimps</text:p>
          </table:table-cell>
          <table:table-cell table:style-name="ce9" office:value-type="string" calcext:value-type="string">
            <text:p>Mouser</text:p>
          </table:table-cell>
          <table:table-cell table:style-name="ce13" office:value-type="string" calcext:value-type="string">
            <text:p><text:span text:style-name="T1"><text:a xlink:href="https://www.mouser.in/ProductDetail/Molex/50351-8000-Cut-Strip?qs=sGAEpiMZZMs%252BGHln7q6pm%252Bv5BXf4QdrTGYeBXIvPXIteKVV4hBEjng%3D%3D" xlink:type="simple">https://www.mouser.in/ProductDetail/Molex/50351-8000-Cut-Strip?qs=sGAEpiMZZMs%252BGHln7q6pm%252Bv5BXf4QdrTGYeBXIvPXIteKVV4hBEjng%3D%3D</text:a></text:span></text:p>
          </table:table-cell>
          <table:table-cell table:style-name="ce4" table:number-columns-repeated="1019"/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Heat_sinks</text:p>
          </table:table-cell>
          <table:table-cell table:style-name="ce9" office:value-type="string" calcext:value-type="string">
            <text:p>Mouser</text:p>
          </table:table-cell>
          <table:table-cell table:style-name="ce14" office:value-type="string" calcext:value-type="string">
            <text:p><text:span text:style-name="T2"><text:a xlink:href="https://www.amazon.in/Electrobot-EB-HEATSINK-8-Aluminum-Heatsink-Cooling/dp/B0738NDTDT/ref=pd_sbs_147_2/262-6478183-7562459?_encoding=UTF8&amp;pd_rd_i=B0738NDTDT&amp;pd_rd_r=d623e62d-9aac-11e9-9ddd-c38c9eb1d7a9&amp;pd_rd_w=T1mah&amp;pd_rd_wg=kPNOf&amp;pf_rd_p=87667aae-831c-4952-ab47-0ae2a4d747da&amp;pf_rd_r=XPKV89XB089J156MTDC3&amp;psc=1&amp;refRID=XPKV89XB089J156MTDC3" xlink:type="simple">https://www.amazon.in/Electrobot-EB-HEATSINK-8-Aluminum-Heatsink-Cooling/dp/B0738NDTDT/ref=pd_sbs_147_2/262-6478183-7562459?_encoding=UTF8&amp;pd_rd_i=B0738NDTDT&amp;pd_rd_r=d623e62d-9aac-11e9-9ddd-c38c9eb1d7a9&amp;pd_rd_w=T1mah&amp;pd_rd_wg=kPNOf&amp;pf_rd_p=87667aae-831c-4952-ab47-0ae2a4d747da&amp;pf_rd_r=XPKV89XB089J156MTDC3&amp;psc=1&amp;refRID=XPKV89XB089J156MTDC3</text:a></text:span></text:p>
          </table:table-cell>
          <table:table-cell table:style-name="Default" table:number-columns-repeated="1019"/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Molex-MLX_1x2_header</text:p>
          </table:table-cell>
          <table:table-cell table:style-name="ce9" office:value-type="string" calcext:value-type="string">
            <text:p>Mouser</text:p>
          </table:table-cell>
          <table:table-cell table:style-name="ce15" office:value-type="string" calcext:value-type="string">
            <text:p><text:a xlink:href="https://www.mouser.in/ProductDetail/Molex/10-84-4020?qs=sGAEpiMZZMtVoztFdqDXO99K6UMri4YK" xlink:type="simple">https://www.mouser.in/ProductDetail/Molex/10-84-4020?qs=sGAEpiMZZMtVoztFdqDXO99K6UMri4YK</text:a></text:p>
          </table:table-cell>
          <table:table-cell table:style-name="ce3" table:number-columns-repeated="1019"/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Molex-MLX_1x2_female</text:p>
          </table:table-cell>
          <table:table-cell table:style-name="ce9" office:value-type="string" calcext:value-type="string">
            <text:p>Mouser</text:p>
          </table:table-cell>
          <table:table-cell table:style-name="ce15" office:value-type="string" calcext:value-type="string">
            <text:p><text:a xlink:href="https://www.mouser.in/ProductDetail/Molex/50-84-1020?qs=%2Fha2pyFaduiv3cZPrtxHJIquCrJrGGam%2FoK5MYr4aa8%3D" xlink:type="simple">https://www.mouser.in/ProductDetail/Molex/50-84-1020?qs=%2Fha2pyFaduiv3cZPrtxHJIquCrJrGGam%2FoK5MYr4aa8%3D</text:a></text:p>
          </table:table-cell>
          <table:table-cell table:style-name="ce3" table:number-columns-repeated="1019"/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Molex-MLX_1x3_header</text:p>
          </table:table-cell>
          <table:table-cell table:style-name="ce9" office:value-type="string" calcext:value-type="string">
            <text:p>Mouser</text:p>
          </table:table-cell>
          <table:table-cell table:style-name="ce15" office:value-type="string" calcext:value-type="string">
            <text:p><text:a xlink:href="https://www.mouser.in/ProductDetail/Molex/10-84-4030?qs=%2Fha2pyFadugrJJB9UbkfxbyUGc0Bqwnt%2Fb4Gntuinhk%3D" xlink:type="simple">https://www.mouser.in/ProductDetail/Molex/10-84-4030?qs=%2Fha2pyFadugrJJB9UbkfxbyUGc0Bqwnt%2Fb4Gntuinhk%3D</text:a></text:p>
          </table:table-cell>
          <table:table-cell table:style-name="ce4" table:number-columns-repeated="1019"/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Molex-MLX_1x3_female</text:p>
          </table:table-cell>
          <table:table-cell table:style-name="ce9" office:value-type="string" calcext:value-type="string">
            <text:p>Mouser</text:p>
          </table:table-cell>
          <table:table-cell table:style-name="ce15" office:value-type="string" calcext:value-type="string">
            <text:p><text:a xlink:href="https://www.mouser.in/ProductDetail/Molex/50-84-1030?qs=%2Fha2pyFadujbyASRXS8xB3negocFdglRws1BhzIGThc%3D" xlink:type="simple">https://www.mouser.in/ProductDetail/Molex/50-84-1030?qs=%2Fha2pyFadujbyASRXS8xB3negocFdglRws1BhzIGThc%3D</text:a></text:p>
          </table:table-cell>
          <table:table-cell table:style-name="ce4" table:number-columns-repeated="1019"/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Molex-MLX_1x4_female</text:p>
          </table:table-cell>
          <table:table-cell table:style-name="ce9" office:value-type="string" calcext:value-type="string">
            <text:p>Mouser</text:p>
          </table:table-cell>
          <table:table-cell table:style-name="ce12" office:value-type="string" calcext:value-type="string">
            <text:p><text:span text:style-name="T2"><text:a xlink:href="https://www.mouser.in/ProductDetail/Molex/50-84-1040?qs=%2Fha2pyFaduimgAi1I6idK210nPirKXPdFyypDf9SsG4%3D" xlink:type="simple">https://www.mouser.in/ProductDetail/Molex/50-84-1040?qs=%2Fha2pyFaduimgAi1I6idK210nPirKXPdFyypDf9SsG4%3D</text:a></text:span></text:p>
          </table:table-cell>
          <table:table-cell table:style-name="ce4" table:number-columns-repeated="1019"/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Molex-MLX_1x4_male</text:p>
          </table:table-cell>
          <table:table-cell table:style-name="ce9" office:value-type="string" calcext:value-type="string">
            <text:p>Mouser</text:p>
          </table:table-cell>
          <table:table-cell table:style-name="ce12" office:value-type="string" calcext:value-type="string">
            <text:p><text:span text:style-name="T2"><text:a xlink:href="https://www.mouser.in/ProductDetail/Molex/10-84-4042?qs=%2Fha2pyFadugFNkYboqXTsEOugkTqW3d9MwEYUsC8H%2FE%3D" xlink:type="simple">https://www.mouser.in/ProductDetail/Molex/10-84-4042?qs=%2Fha2pyFadugFNkYboqXTsEOugkTqW3d9MwEYUsC8H%2FE%3D</text:a></text:span></text:p>
          </table:table-cell>
          <table:table-cell table:style-name="ce4" table:number-columns-repeated="1019"/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Molex-MLX_4x3_header</text:p>
          </table:table-cell>
          <table:table-cell table:style-name="ce9" office:value-type="string" calcext:value-type="string">
            <text:p>Mouser</text:p>
          </table:table-cell>
          <table:table-cell table:style-name="ce15" office:value-type="string" calcext:value-type="string">
            <text:p><text:a xlink:href="https://www.mouser.in/ProductDetail/Molex/10-84-4120?qs=%2Fha2pyFaduhL4MBHMXd434QVPIk85WEPQakYYp%2FQT7g=" xlink:type="simple">https://www.mouser.in/ProductDetail/Molex/10-84-4120?qs=%2Fha2pyFaduhL4MBHMXd434QVPIk85WEPQakYYp%2FQT7g=</text:a></text:p>
          </table:table-cell>
          <table:table-cell table:style-name="ce3" table:number-columns-repeated="1019"/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Molex-MLX_4x3_female</text:p>
          </table:table-cell>
          <table:table-cell table:style-name="ce9" office:value-type="string" calcext:value-type="string">
            <text:p>Mouser</text:p>
          </table:table-cell>
          <table:table-cell table:style-name="ce15" office:value-type="string" calcext:value-type="string">
            <text:p><text:a xlink:href="https://www.mouser.in/ProductDetail/Molex/50-84-1120?qs=%2Fha2pyFadujceSJno4UpJnof14Ayzx%2FUuNRi9peyTIQ%3D" xlink:type="simple">https://www.mouser.in/ProductDetail/Molex/50-84-1120?qs=%2Fha2pyFadujceSJno4UpJnof14Ayzx%2FUuNRi9peyTIQ%3D</text:a></text:p>
          </table:table-cell>
          <table:table-cell table:style-name="ce3" table:number-columns-repeated="1019"/>
          <table:table-cell/>
        </table:table-row>
        <table:table-row table:style-name="ro3">
          <table:table-cell/>
          <table:table-cell office:value-type="string" calcext:value-type="string">
            <text:p>Power_Conn</text:p>
          </table:table-cell>
          <table:table-cell table:style-name="ce9" office:value-type="string" calcext:value-type="string">
            <text:p>Mouser</text:p>
          </table:table-cell>
          <table:table-cell table:style-name="ce15" office:value-type="string" calcext:value-type="string">
            <text:p><text:a xlink:href="https://www.mouser.in/ProductDetail/Molex/42819-2214?qs=%2Fha2pyFaduhCYiC1vC7conJdgKn5q36mc1kCaFsNTuawGqa7Vq%252BxjA%3D%3D" xlink:type="simple">https://www.mouser.in/ProductDetail/Molex/42819-2214?qs=%2Fha2pyFaduhCYiC1vC7conJdgKn5q36mc1kCaFsNTuawGqa7Vq%252BxjA%3D%3D</text:a></text:p>
          </table:table-cell>
          <table:table-cell table:style-name="Default" table:number-columns-repeated="1019"/>
          <table:table-cell/>
        </table:table-row>
        <table:table-row table:style-name="ro3">
          <table:table-cell/>
          <table:table-cell office:value-type="string" calcext:value-type="string">
            <text:p>Power_Conn_male</text:p>
          </table:table-cell>
          <table:table-cell table:style-name="ce9" office:value-type="string" calcext:value-type="string">
            <text:p>Mouser</text:p>
          </table:table-cell>
          <table:table-cell table:style-name="ce16" office:value-type="string" calcext:value-type="string">
            <text:p><text:a xlink:href="https://www.mouser.in/ProductDetail/Molex/42816-0212?qs=%2Fha2pyFaduhi%2FQNY9Qq1qT1PsXWJyEkL2ehLpFTDHBQ=" xlink:type="simple">https://www.mouser.in/ProductDetail/Molex/42816-0212?qs=%2Fha2pyFaduhi%2FQNY9Qq1qT1PsXWJyEkL2ehLpFTDHBQ=</text:a></text:p>
          </table:table-cell>
          <table:table-cell table:style-name="Default" table:number-columns-repeated="1019"/>
          <table:table-cell/>
        </table:table-row>
        <table:table-row table:style-name="ro2">
          <table:table-cell/>
          <table:table-cell office:value-type="string" calcext:value-type="string">
            <text:p>Resistor </text:p>
          </table:table-cell>
          <table:table-cell table:style-name="ce2" table:number-columns-repeated="2"/>
          <table:table-cell table:style-name="Default" table:number-columns-repeated="1019"/>
          <table:table-cell/>
        </table:table-row>
        <table:table-row table:style-name="ro2">
          <table:table-cell table:style-name="Default" table:number-columns-repeated="2"/>
          <table:table-cell table:style-name="ce2" table:number-columns-repeated="2"/>
          <table:table-cell table:style-name="Default" table:number-columns-repeated="1019"/>
          <table:table-cell/>
        </table:table-row>
        <table:table-row table:style-name="ro2">
          <table:table-cell table:style-name="ce5"/>
          <table:table-cell table:style-name="ce5" office:value-type="string" calcext:value-type="string">
            <text:p>OTHER DETAILS</text:p>
          </table:table-cell>
          <table:table-cell table:style-name="ce10" table:number-columns-repeated="2"/>
          <table:table-cell table:style-name="ce5" table:number-columns-repeated="1019"/>
          <table:table-cell/>
        </table:table-row>
        <table:table-row table:style-name="ro2">
          <table:table-cell/>
          <table:table-cell office:value-type="string" calcext:value-type="string">
            <text:p>Copper_Thickness <text:s/>= <text:s/>70 micr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CB_Thickness <text:s text:c="2"/>= <text:s/>1.6m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yers <text:s/>= <text:s/>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imensions <text:s/>= <text:s/>24 X 12 cm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15:23:55.973198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language>en-IN</dc:language>
    <dc:date>2019-07-05T15:33:18.666856004</dc:date>
    <meta:editing-cycles>12</meta:editing-cycles>
    <meta:editing-duration>PT36M41S</meta:editing-duration>
    <meta:generator>LibreOffice/5.1.6.2$Linux_X86_64 LibreOffice_project/10m0$Build-2</meta:generator>
    <meta:document-statistic meta:table-count="1" meta:cell-count="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